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ohit Assamese" svg:font-family="'Lohit Assamese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hit Assamese" style:text-underline-style="solid" style:text-underline-width="auto" style:text-underline-color="font-color" officeooo:rsid="00174fb5" officeooo:paragraph-rsid="00174fb5" style:font-size-asian="10.5pt"/>
    </style:style>
    <style:style style:name="P2" style:family="paragraph" style:parent-style-name="Standard">
      <style:paragraph-properties fo:text-align="start" style:justify-single-word="false"/>
      <style:text-properties style:font-name="Lohit Assamese" style:text-underline-style="solid" style:text-underline-width="auto" style:text-underline-color="font-color" officeooo:rsid="0017fb5e" officeooo:paragraph-rsid="0017fb5e" style:font-size-asian="10.5pt"/>
    </style:style>
    <style:style style:name="P3" style:family="paragraph" style:parent-style-name="Standard">
      <style:paragraph-properties fo:text-align="start" style:justify-single-word="false"/>
      <style:text-properties style:font-name="Lohit Assamese" style:text-underline-style="solid" style:text-underline-width="auto" style:text-underline-color="font-color" officeooo:rsid="00180290" officeooo:paragraph-rsid="00180290" style:font-size-asian="10.5pt"/>
    </style:style>
    <style:style style:name="P4" style:family="paragraph" style:parent-style-name="Standard">
      <style:paragraph-properties fo:text-align="start" style:justify-single-word="false"/>
      <style:text-properties style:font-name="Lohit Assamese" style:text-underline-style="solid" style:text-underline-width="auto" style:text-underline-color="font-color" officeooo:rsid="0018edc8" officeooo:paragraph-rsid="0018edc8" style:font-size-asian="10.5pt"/>
    </style:style>
    <style:style style:name="P5" style:family="paragraph" style:parent-style-name="Standard">
      <style:paragraph-properties fo:text-align="start" style:justify-single-word="false"/>
      <style:text-properties style:font-name="Lohit Assamese" style:text-underline-style="solid" style:text-underline-width="auto" style:text-underline-color="font-color" officeooo:rsid="001a1181" officeooo:paragraph-rsid="001a1181" style:font-size-asian="10.5pt"/>
    </style:style>
    <style:style style:name="P6" style:family="paragraph" style:parent-style-name="Standard">
      <style:paragraph-properties fo:text-align="start" style:justify-single-word="false"/>
      <style:text-properties style:font-name="Lohit Assamese" style:text-underline-style="none" officeooo:rsid="00174fb5" officeooo:paragraph-rsid="00174fb5" style:font-size-asian="10.5pt"/>
    </style:style>
    <style:style style:name="P7" style:family="paragraph" style:parent-style-name="Standard">
      <style:paragraph-properties fo:text-align="start" style:justify-single-word="false"/>
      <style:text-properties style:font-name="Lohit Assamese" style:text-underline-style="none" officeooo:rsid="0017fb5e" officeooo:paragraph-rsid="0017fb5e" style:font-size-asian="10.5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Lohit Assamese" style:text-underline-style="none" officeooo:rsid="0017fb5e" officeooo:paragraph-rsid="0017fb5e" style:font-size-asian="10.5pt"/>
    </style:style>
    <style:style style:name="P9" style:family="paragraph" style:parent-style-name="Standard">
      <style:paragraph-properties fo:text-align="start" style:justify-single-word="false"/>
      <style:text-properties style:font-name="Lohit Assamese" style:text-underline-style="none" officeooo:rsid="00180290" officeooo:paragraph-rsid="00180290" style:font-size-asian="10.5pt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Lohit Assamese" style:text-underline-style="none" officeooo:rsid="00180290" officeooo:paragraph-rsid="00180290" style:font-size-asian="10.5pt"/>
    </style:style>
    <style:style style:name="P11" style:family="paragraph" style:parent-style-name="Standard" style:list-style-name="L10">
      <style:paragraph-properties fo:text-align="start" style:justify-single-word="false"/>
      <style:text-properties style:font-name="Lohit Assamese" style:text-underline-style="none" officeooo:rsid="0018edc8" officeooo:paragraph-rsid="0018edc8" style:font-size-asian="10.5pt"/>
    </style:style>
    <style:style style:name="P12" style:family="paragraph" style:parent-style-name="Standard">
      <style:paragraph-properties fo:text-align="start" style:justify-single-word="false"/>
      <style:text-properties style:font-name="Lohit Assamese" style:text-underline-style="none" officeooo:rsid="001a1181" officeooo:paragraph-rsid="001a1181" style:font-size-asian="10.5pt"/>
    </style:style>
    <style:style style:name="P13" style:family="paragraph" style:parent-style-name="Standard" style:list-style-name="L11">
      <style:paragraph-properties fo:text-align="start" style:justify-single-word="false"/>
      <style:text-properties style:font-name="Lohit Assamese" style:text-underline-style="none" officeooo:rsid="001a1181" officeooo:paragraph-rsid="001a1181" style:font-size-asian="10.5pt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chine Learning</text:p>
      <text:p text:style-name="P6"/>
      <text:p text:style-name="P6">1858893 – Molefe Molefe</text:p>
      <text:p text:style-name="P6">..... - Shameel Motaung</text:p>
      <text:p text:style-name="P6">... - Siraj Motaung</text:p>
      <text:p text:style-name="P6"/>
      <text:p text:style-name="P6"/>
      <text:p text:style-name="P2">Algorithms:</text:p>
      <text:list xml:id="list2248927361" text:style-name="L1">
        <text:list-item>
          <text:p text:style-name="P8">Random Forests</text:p>
        </text:list-item>
        <text:list-item>
          <text:p text:style-name="P8">K-Nearest Neighbours</text:p>
        </text:list-item>
        <text:list-item>
          <text:p text:style-name="P8">Naive Bayes</text:p>
        </text:list-item>
      </text:list>
      <text:p text:style-name="P7"/>
      <text:p text:style-name="P5">Random Forest</text:p>
      <text:p text:style-name="P12"><text:tab/><text:span text:style-name="T1">Step One</text:span></text:p>
      <text:list xml:id="list1345941668" text:style-name="L11">
        <text:list-item>
          <text:p text:style-name="P13">Create python file </text:p>
        </text:list-item>
        <text:list-item>
          <text:p text:style-name="P13">Create python dataset from Rajin example</text:p>
        </text:list-item>
        <text:list-item>
          <text:p text:style-name="P13">Create a bootstrap method</text:p>
          <text:p text:style-name="P13"/>
        </text:list-item>
      </text:list>
      <text:p text:style-name="P7"/>
      <text:p text:style-name="P7"/>
      <text:p text:style-name="P3">My To-Do List:</text:p>
      <text:list xml:id="list3552639192" text:style-name="L2">
        <text:list-item>
          <text:p text:style-name="P10">Finish python course tutorial on decision trees for Random Forests.</text:p>
        </text:list-item>
        <text:list-item>
          <text:p text:style-name="P10">Write own code and algorithm</text:p>
        </text:list-item>
      </text:list>
      <text:p text:style-name="P9"/>
      <text:p text:style-name="P9"/>
      <text:p text:style-name="P4">List of helpful resources</text:p>
      <text:list xml:id="list295334604" text:style-name="L10">
        <text:list-item>
          <text:p text:style-name="P11">Ranji Raj</text:p>
          <text:list>
            <text:list-item>
              <text:p text:style-name="P11"><text:a xlink:type="simple" xlink:href="https://www.youtube.com/watch?v=p2arCEdJ8Fk" text:style-name="Internet_20_link" text:visited-style-name="Visited_20_Internet_20_Link">https://www.youtube.com/watch?v=p2arCEdJ8Fk</text:a></text:p>
            </text:list-item>
          </text:list>
        </text:list-item>
        <text:list-item>
          <text:p text:style-name="P11">Siraj Raval</text:p>
          <text:list>
            <text:list-item>
              <text:p text:style-name="P11"><text:a xlink:type="simple" xlink:href="https://github.com/llSourcell/random_forests/blob/master/Random%20Forests%20.ipynb" text:style-name="Internet_20_link" text:visited-style-name="Visited_20_Internet_20_Link">https://github.com/llSourcell/random_forests/blob/master/Random%20Forests%20.ipynb</text:a></text:p>
            </text:list-item>
            <text:list-item>
              <text:p text:style-name="P11">use as check for the correct answers</text:p>
            </text:list-item>
          </text:list>
        </text:list-item>
        <text:list-item>
          <text:p text:style-name="P11">Python Course</text:p>
          <text:list>
            <text:list-item>
              <text:p text:style-name="P11"><text:a xlink:type="simple" xlink:href="https://www.python-course.eu/Random_Forests.php" text:style-name="Internet_20_link" text:visited-style-name="Visited_20_Internet_20_Link">https://www.python-course.eu/Random_Forests.php</text:a></text:p>
            </text:list-item>
            <text:list-item>
              <text:p text:style-name="P1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ohit Assamese" svg:font-family="'Lohit Assamese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7:59:53.008155462</meta:creation-date>
    <meta:generator>LibreOffice/6.0.7.3$Linux_X86_64 LibreOffice_project/00m0$Build-3</meta:generator>
    <dc:date>2020-04-03T19:10:42.542353868</dc:date>
    <meta:editing-duration>PT1H37S</meta:editing-duration>
    <meta:editing-cycles>4</meta:editing-cycles>
    <meta:document-statistic meta:table-count="0" meta:image-count="0" meta:object-count="0" meta:page-count="1" meta:paragraph-count="26" meta:word-count="92" meta:character-count="635" meta:non-whitespace-character-count="581"/>
  </office:meta>
</office:document-meta>
</file>